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geNGramTokenizer.next( final Token reusable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de.Side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de.getSide( String sid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de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dgeNGramTokenizer.EdgeNGramTokenizer( Reader input , Side side , int minGram , int maxG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dgeNGramTokenizer.EdgeNGramTokenizer( Reader input , String sideLabel , int minGram , int maxG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